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cbc3" officeooo:paragraph-rsid="0012cbc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2cbc3" officeooo:paragraph-rsid="0012cbc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b916" officeooo:paragraph-rsid="0014b916" style:font-weight-asian="normal" style:font-weight-complex="normal"/>
    </style:style>
    <style:style style:name="T1" style:family="text">
      <style:text-properties officeooo:rsid="0014b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altung Signalaufbereitung Lichtmaschine W-Klemme</text:p>
      <text:p text:style-name="P2">Die Lichtmaschine des Windenmotors stellt auf der W-Klemme ein Signal bereit, welches zur Messung der Drehzahl genutzt werden kann. Das Ausgangssignal an der W-Klemme ist eine Sinusspannung mit einer Amplitude &gt;28V. <text:span text:style-name="T1">Daher muss das Signal mit der im Folgenden beschriebenen Schaltung aufbereitet und für die LOGO sowie den Arduino verfügbar gemacht werden.</text:span></text:p>
      <text:p text:style-name="P3">Die Schaltung vereint einen Einweg-Gleichrichter, einen einstellbaren RC-Tiefpass 1.Ordnung und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lemens Berger</meta:initial-creator>
    <meta:creation-date>2022-07-26T10:19:26.485000000</meta:creation-date>
    <dc:date>2022-07-26T10:34:09.195000000</dc:date>
    <dc:creator>Clemens Berger</dc:creator>
    <meta:editing-duration>PT4M32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" meta:word-count="66" meta:character-count="502" meta:non-whitespace-character-count="438"/>
  </office:meta>
</office:document-meta>
</file>